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edTestBean.setSortedMap( SortedMap sorted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TestBean.setList( 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TestBean.ge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TestBean.get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TestBean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TestBean.setCollection( Collection &lt; ? &gt; 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TestBean.popu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IndexedTestBean.Indexed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TestBean.setSortedSet( SortedSet &lt; ? super Object &gt; sorted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TestBean.IndexedTestBean( boolean popul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dexedTestBean.setMa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TestBean.ge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TestBean.getSorted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TestBean.getSorted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TestBean.setArray( TestBean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TestBean.ge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TestBean.setSet( Set &lt; ? super Object &gt;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